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6" table:number-columns-repeated="3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2016/8/3</text:p>
          </table:table-cell>
          <table:table-cell table:style-name="ce1" office:value-type="string" calcext:value-type="string">
            <text:p>2016/8/8</text:p>
          </table:table-cell>
          <table:table-cell table:style-name="ce1" office:value-type="string" calcext:value-type="string">
            <text:p>2017/7/24</text:p>
          </table:table-cell>
          <table:table-cell table:style-name="ce1" office:value-type="string" calcext:value-type="string">
            <text:p>2017/7/25</text:p>
          </table:table-cell>
          <table:table-cell table:style-name="ce1" office:value-type="string" calcext:value-type="string">
            <text:p>2018/7/24</text:p>
          </table:table-cell>
          <table:table-cell table:style-name="ce1" office:value-type="string" calcext:value-type="string">
            <text:p>2018/7/26</text:p>
          </table:table-cell>
          <table:table-cell table:style-name="ce1" office:value-type="string" calcext:value-type="string">
            <text:p>2019/7/23</text:p>
          </table:table-cell>
          <table:table-cell table:style-name="ce1" office:value-type="string" calcext:value-type="string">
            <text:p>2020/9/15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table:formula="of:=SUM([.D3:.K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4:.K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5:.K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:.K6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D7:.K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:.K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9:.K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0:.K1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1:.K1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2:.K1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3:.K1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4:.K1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5:.K1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6:.K1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7:.K1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18:.K1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D19:.K19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22:.K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3:.K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4:.K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5:.K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6:.K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7:.K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28:.K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29:.K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D30:.K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D31:.K31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formula="of:=SUM([.D34:.K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35:.K3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36:.K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7:.K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8:.K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9:.K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0:.K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1:.K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2:.K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43:.K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44:.K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45:.K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46:.K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47:.K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48:.K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D49:.K49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2:.K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3:.K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4:.K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5:.K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6:.K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7:.K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8:.K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9:.K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0:.K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1:.K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2:.K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63:.K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64:.K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65:.K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D66:.K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D67:.K67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formula="of:=SUM([.D70:.K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71:.K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72:.K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73:.K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74:.K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75:.K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76:.K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77:.K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78:.K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9:.K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80:.K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81:.K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82:.K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83:.K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84:.K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D85:.K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D86:.K8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出題回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00/00/00</text:date>, <text:time style:data-style-name="N2" text:time-value="13:59:24.37720786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4T16:03:12.853257360</dc:date>
    <meta:editing-duration>PT2H23M10S</meta:editing-duration>
    <meta:editing-cycles>15</meta:editing-cycles>
    <meta:generator>LibreOffice/6.4.5.2$Linux_X86_64 LibreOffice_project/40$Build-2</meta:generator>
    <meta:document-statistic meta:table-count="1" meta:cell-count="464" meta:object-count="0"/>
  </office:meta>
</office:document-meta>
</file>